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8*"/>
    </style:style>
    <style:style style:name="Table4.B" style:family="table-column">
      <style:table-column-properties style:column-width="3.346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8*"/>
    </style:style>
    <style:style style:name="Table5.B" style:family="table-column">
      <style:table-column-properties style:column-width="3.346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-left="none" fo:border-right="0.05pt solid #000000" fo:border-top="0.05pt solid #000000" fo:border-bottom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none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fo:language="es" fo:country="PE" officeooo:rsid="000475a6" officeooo:paragraph-rsid="000475a6"/>
    </style:style>
    <style:style style:name="P2" style:family="paragraph" style:parent-style-name="Standard">
      <style:paragraph-properties fo:line-height="150%"/>
      <style:text-properties fo:language="es" fo:country="PE" officeooo:rsid="0005a9b8" officeooo:paragraph-rsid="0005a9b8"/>
    </style:style>
    <style:style style:name="P3" style:family="paragraph" style:parent-style-name="Standard">
      <style:paragraph-properties fo:line-height="150%"/>
      <style:text-properties fo:language="es" fo:country="PE" officeooo:rsid="000d675e" officeooo:paragraph-rsid="000d675e"/>
    </style:style>
    <style:style style:name="P4" style:family="paragraph" style:parent-style-name="Standard">
      <style:paragraph-properties fo:line-height="150%"/>
      <style:text-properties fo:language="es" fo:country="PE" officeooo:rsid="000da291" officeooo:paragraph-rsid="000da291"/>
    </style:style>
    <style:style style:name="P5" style:family="paragraph" style:parent-style-name="Standard">
      <style:paragraph-properties fo:line-height="150%"/>
      <style:text-properties fo:language="es" fo:country="PE" officeooo:rsid="000f11b2" officeooo:paragraph-rsid="000f11b2"/>
    </style:style>
    <style:style style:name="P6" style:family="paragraph" style:parent-style-name="Table_20_Contents">
      <style:text-properties officeooo:rsid="000d675e" officeooo:paragraph-rsid="000d675e"/>
    </style:style>
    <style:style style:name="P7" style:family="paragraph" style:parent-style-name="Table_20_Contents">
      <style:text-properties officeooo:rsid="000da291" officeooo:paragraph-rsid="000da291"/>
    </style:style>
    <style:style style:name="P8" style:family="paragraph" style:parent-style-name="Table_20_Contents">
      <style:text-properties officeooo:paragraph-rsid="000da291"/>
    </style:style>
    <style:style style:name="P9" style:family="paragraph" style:parent-style-name="Table_20_Contents">
      <style:text-properties officeooo:rsid="000f11b2" officeooo:paragraph-rsid="000f11b2"/>
    </style:style>
    <style:style style:name="T1" style:family="text">
      <style:text-properties officeooo:rsid="0005a9b8"/>
    </style:style>
    <style:style style:name="T2" style:family="text">
      <style:text-properties officeooo:rsid="000d675e"/>
    </style:style>
    <style:style style:name="T3" style:family="text">
      <style:text-properties officeooo:rsid="000da2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Crea un entorno de trabajo virtual python , la librería jupyter <text:span text:style-name="T1">y pandas</text:span></text:p>
      <table:table table:name="Table1" table:style-name="Table1">
        <table:table-column table:style-name="Table1.A"/>
        <table:table-row table:style-name="TableLine2241830282768">
          <table:table-cell table:style-name="Table1.A1" office:value-type="string">
            <text:p text:style-name="P1">$python -m venv “entorno_python” </text:p>
            <text:p text:style-name="P1">$pip install jupyter</text:p>
            <text:p text:style-name="P2">$pip install pandas</text:p>
            <text:p text:style-name="P1">$jupyter notebook</text:p>
          </table:table-cell>
        </table:table-row>
      </table:table>
      <text:p text:style-name="P1"/>
      <text:p text:style-name="P3">Runtime version python</text:p>
      <table:table table:name="Table2" table:style-name="Table2">
        <table:table-column table:style-name="Table2.A"/>
        <table:table-row table:style-name="TableLine2241830502272">
          <table:table-cell table:style-name="Table2.A1" office:value-type="string">
            <text:p text:style-name="Table_20_Contents"><text:span text:style-name="T2">$</text:span>python --version</text:p>
          </table:table-cell>
        </table:table-row>
      </table:table>
      <text:p text:style-name="P1"/>
      <text:p text:style-name="P3">Requirements de la aplicación</text:p>
      <table:table table:name="Table3" table:style-name="Table3">
        <table:table-column table:style-name="Table3.A"/>
        <table:table-row table:style-name="TableLine2241830505536">
          <table:table-cell table:style-name="Table3.A1" office:value-type="string">
            <text:p text:style-name="P6">$pip freeze </text:p>
            <text:p text:style-name="P6"/>
            <text:p text:style-name="Table_20_Contents">click==7.1.2</text:p>
            <text:p text:style-name="Table_20_Contents">Flask==1.1.2</text:p>
            <text:p text:style-name="Table_20_Contents">gunicorn==20.0.4</text:p>
            <text:p text:style-name="Table_20_Contents">itsdangerous==1.1.0</text:p>
            <text:p text:style-name="Table_20_Contents">Jinja2==2.11.2</text:p>
            <text:p text:style-name="Table_20_Contents">MarkupSafe==1.1.1</text:p>
            <text:p text:style-name="Table_20_Contents">Werkzeug==1.0.1</text:p>
          </table:table-cell>
        </table:table-row>
      </table:table>
      <text:p text:style-name="P3"/>
      <text:p text:style-name="P4">Git</text:p>
      <table:table table:name="Table4" table:style-name="Table4">
        <table:table-column table:style-name="Table4.A"/>
        <table:table-column table:style-name="Table4.B"/>
        <table:table-row table:style-name="TableLine2241830396192">
          <table:table-cell table:style-name="Table4.A1" office:value-type="string">
            <text:p text:style-name="P7">$git init</text:p>
          </table:table-cell>
          <table:table-cell table:style-name="Table4.B1" office:value-type="string">
            <text:p text:style-name="P7">Inicializa el repositorio</text:p>
          </table:table-cell>
        </table:table-row>
        <table:table-row table:style-name="TableLine2241830396192">
          <table:table-cell table:style-name="Table4.A2" office:value-type="string">
            <text:p text:style-name="P7">$git add .</text:p>
          </table:table-cell>
          <table:table-cell table:style-name="Table4.B2" office:value-type="string">
            <text:p text:style-name="P7">Prepara todos los archivos para subir</text:p>
          </table:table-cell>
        </table:table-row>
        <table:table-row table:style-name="TableLine2241830396192">
          <table:table-cell table:style-name="Table4.A2" office:value-type="string">
            <text:p text:style-name="P8"><text:span text:style-name="T3">$git commit -m “primera carga a heroku”</text:span></text:p>
          </table:table-cell>
          <table:table-cell table:style-name="Table4.B2" office:value-type="string">
            <text:p text:style-name="P7"/>
          </table:table-cell>
        </table:table-row>
      </table:table>
      <text:p text:style-name="P4"/>
      <text:p text:style-name="P5">Heroku</text:p>
      <table:table table:name="Table5" table:style-name="Table5">
        <table:table-column table:style-name="Table5.A"/>
        <table:table-column table:style-name="Table5.B"/>
        <table:table-row table:style-name="TableLine2241830390480">
          <table:table-cell table:style-name="Table5.A1" office:value-type="string">
            <text:p text:style-name="P9">$heroku create</text:p>
          </table:table-cell>
          <table:table-cell table:style-name="Table5.B1" office:value-type="string">
            <text:p text:style-name="P9">Por defecto crea un nombre, ejemplo “morning-shelf-80347”</text:p>
          </table:table-cell>
        </table:table-row>
        <table:table-row table:style-name="TableLine2241830390480">
          <table:table-cell table:style-name="Table5.A2" office:value-type="string">
            <text:p text:style-name="P9">$heroku git:remote morning-shelf-80347</text:p>
          </table:table-cell>
          <table:table-cell table:style-name="Table5.B2" office:value-type="string">
            <text:p text:style-name="P9">Mensaje que se a establecido el proyecto local con heroku:<text:line-break/>set git remote heroku to https://git.heroku.com/morning-shelf-80347.git </text:p>
          </table:table-cell>
        </table:table-row>
        <table:table-row table:style-name="TableLine2241830390480">
          <table:table-cell table:style-name="Table5.A2" office:value-type="string">
            <text:p text:style-name="P9">$git push heroku master</text:p>
          </table:table-cell>
          <table:table-cell table:style-name="Table5.B2" office:value-type="string">
            <text:p text:style-name="P9">Sube toda la aplicación 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P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01-01T22:24:59.222000000</dc:date>
    <meta:editing-duration>PT9H8M20S</meta:editing-duration>
    <meta:editing-cycles>7</meta:editing-cycles>
    <meta:document-statistic meta:table-count="5" meta:image-count="0" meta:object-count="0" meta:page-count="1" meta:paragraph-count="29" meta:word-count="103" meta:character-count="762" meta:non-whitespace-character-count="685"/>
  </office:meta>
</office:document-meta>
</file>